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f5" officeooo:paragraph-rsid="000683f5"/>
    </style:style>
    <style:style style:name="P2" style:family="paragraph" style:parent-style-name="Standard">
      <style:paragraph-properties fo:text-align="justify" style:justify-single-word="false"/>
      <style:text-properties officeooo:rsid="000683f5" officeooo:paragraph-rsid="000683f5"/>
    </style:style>
    <style:style style:name="P3" style:family="paragraph" style:parent-style-name="Standard">
      <style:text-properties fo:font-weight="bold" officeooo:rsid="000683f5" officeooo:paragraph-rsid="000683f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683f5" officeooo:paragraph-rsid="000683f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683f5" officeooo:paragraph-rsid="000683f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 </text:p>
      <text:p text:style-name="P5">FICHA CONSEJO COMUNAL</text:p>
      <text:p text:style-name="P1"/>
      <text:p text:style-name="P1"/>
      <text:p text:style-name="P3">Objetivo</text:p>
      <text:p text:style-name="P1"/>
      <text:p text:style-name="P2">El objetivo de este proyecto es realizar una ficha con información referente al consejo comunal que el usuario se este conectando</text:p>
      <text:p text:style-name="P2"/>
      <text:p text:style-name="P4">¿Qué se ha hecho?</text:p>
      <text:p text:style-name="P2"/>
      <text:p text:style-name="P2">Se instaló Odoo 10 y Git Flow y se realizó el boceto de la ficha del consejo comunal.</text:p>
      <text:p text:style-name="P2"/>
      <text:p text:style-name="P4">¿Quienes ha trabajado y en qué?</text:p>
      <text:p text:style-name="P2"/>
      <text:p text:style-name="P2">Hemos trabajado Alfredo Maiuri en la instalación de Odoo 10 y Jenny Forero en la instalación de Git Flow, realización del boceto y subida del mismo a la rama correspondiente, dicho boceto se subió a la rama en el tiempo indicado.</text:p>
      <text:p text:style-name="P2"/>
      <text:p text:style-name="P4">¿Dificultades?</text:p>
      <text:p text:style-name="P2"/>
      <text:p text:style-name="P2">No se han presentado dificultades hasta la fecha.</text:p>
      <text:p text:style-name="P2"/>
      <text:p text:style-name="P4">¿En que punto se encuentra el proyecto?</text:p>
      <text:p text:style-name="P2"/>
      <text:p text:style-name="P2">Actualmente nos encontramos en la fase de revisión de los videos sobre como realizar reportes en odo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04:01.968081849</meta:creation-date>
    <dc:date>2017-10-04T12:16:48.486978687</dc:date>
    <meta:editing-duration>PT54S</meta:editing-duration>
    <meta:editing-cycles>1</meta:editing-cycles>
    <meta:document-statistic meta:table-count="0" meta:image-count="0" meta:object-count="0" meta:page-count="1" meta:paragraph-count="12" meta:word-count="128" meta:character-count="733" meta:non-whitespace-character-count="616"/>
    <meta:generator>LibreOffice/5.1.6.2$Linux_x86 LibreOffice_project/10m0$Build-2</meta:generator>
  </office:meta>
</office:document-meta>
</file>